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8e8a" officeooo:paragraph-rsid="00068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:CompagentTwitter :type :Application ;</text:p>
      <text:p text:style-name="P1"><text:tab/>:objectif <text:s/>« Post picture &amp; text » 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0:24:11.883561755</meta:creation-date>
    <dc:date>2019-12-04T10:28:31.606488408</dc:date>
    <meta:editing-duration>PT4M25S</meta:editing-duration>
    <meta:editing-cycles>1</meta:editing-cycles>
    <meta:document-statistic meta:table-count="0" meta:image-count="0" meta:object-count="0" meta:page-count="1" meta:paragraph-count="2" meta:word-count="12" meta:character-count="75" meta:non-whitespace-character-count="63"/>
    <meta:generator>LibreOffice/6.0.7.3$Linux_X86_64 LibreOffice_project/00m0$Build-3</meta:generator>
  </office:meta>
</office:document-meta>
</file>